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border-line-width-right="0.005cm 0.005cm 0.005cm" style:border-line-width-bottom="0.018cm 0.018cm 0.018cm" fo:padding="0.049cm" fo:border-left="none" fo:border-right="0.45pt double #000000" fo:border-top="none" fo:border-bottom="1.5pt double #000000"/>
    </style:style>
    <style:style style:name="Tabelle1.B1" style:family="table-cell">
      <style:table-cell-properties style:border-line-width-bottom="0.018cm 0.018cm 0.018cm" fo:padding-left="0.049cm" fo:padding-right="0.049cm" fo:padding-top="0cm" fo:padding-bottom="0cm" fo:border-left="none" fo:border-right="none" fo:border-top="none" fo:border-bottom="1.5pt double #000000"/>
    </style:style>
    <style:style style:name="Tabelle1.2" style:family="table-row">
      <style:table-row-properties style:min-row-height="1.656cm" fo:background-color="#ccffff" fo:keep-together="auto">
        <style:background-image/>
      </style:table-row-properties>
    </style:style>
    <style:style style:name="Tabelle1.A2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2" style:family="table-cell">
      <style:table-cell-properties fo:padding-left="0.053cm" fo:padding-right="0.053cm" fo:padding-top="0cm" fo:padding-bottom="0cm" fo:border="none"/>
    </style:style>
    <style:style style:name="Tabelle1.F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1.4" style:family="table-row">
      <style:table-row-properties style:min-row-height="0.9cm" fo:keep-together="auto"/>
    </style:style>
    <style:style style:name="Tabelle1.5" style:family="table-row">
      <style:table-row-properties style:min-row-height="0.847cm" fo:keep-together="auto"/>
    </style:style>
    <style:style style:name="Tabelle1.6" style:family="table-row">
      <style:table-row-properties style:min-row-height="0.847cm" fo:keep-together="auto"/>
    </style:style>
    <style:style style:name="Tabelle1.7" style:family="table-row">
      <style:table-row-properties style:min-row-height="1.861cm" fo:background-color="#ccffff" fo:keep-together="auto">
        <style:background-image/>
      </style:table-row-properties>
    </style:style>
    <style:style style:name="Tabelle1.8" style:family="table-row">
      <style:table-row-properties style:min-row-height="0.838cm" fo:keep-together="auto"/>
    </style:style>
    <style:style style:name="Tabelle1.9" style:family="table-row">
      <style:table-row-properties style:min-row-height="1.984cm" fo:background-color="#ccffff" fo:keep-together="auto">
        <style:background-image/>
      </style:table-row-properties>
    </style:style>
    <style:style style:name="Tabelle1.10" style:family="table-row">
      <style:table-row-properties style:min-row-height="1.402cm" fo:keep-together="auto"/>
    </style:style>
    <style:style style:name="Tabelle1.11" style:family="table-row">
      <style:table-row-properties style:min-row-height="1.402cm" fo:keep-together="auto"/>
    </style:style>
    <style:style style:name="Tabelle1.12" style:family="table-row">
      <style:table-row-properties style:min-row-height="1.505cm" fo:background-color="transparent" fo:keep-together="auto">
        <style:background-image/>
      </style:table-row-properties>
    </style:style>
    <style:style style:name="Tabelle1.G13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60df6" officeooo:paragraph-rsid="00060df6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9f7b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d7c0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bcbc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9f7b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d7c0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d7c0d" officeooo:paragraph-rsid="000d7c0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10e759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209608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b0392" officeooo:paragraph-rsid="000b0392" style:font-size-asian="10.5pt" style:font-size-complex="10.5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1a5300" style:font-size-asian="10.5pt" style:font-size-complex="10.5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09608" style:font-size-asian="10.5pt" style:font-size-complex="10.5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30dc2" style:font-size-asian="10.5pt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bcbcb" style:font-size-asian="10.5pt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d7c0d" style:font-size-asian="10.5pt" style:font-size-complex="10.5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9f7bf" officeooo:paragraph-rsid="0009f7bf" style:font-size-asian="10.5pt" style:font-size-complex="10.5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18fba2" style:font-size-asian="10.5pt" style:font-size-complex="10.5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0e95da" style:font-size-asian="10.5pt" style:font-size-complex="10.5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217cfc" style:font-size-asian="10.5pt" style:font-size-complex="10.5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5b8ff" officeooo:paragraph-rsid="0015b8ff" style:font-size-asian="10.5pt" style:font-size-complex="10.5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0e95da" style:font-size-asian="10.5pt" style:font-size-complex="10.5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217cfc" style:font-size-asian="10.5pt" style:font-size-complex="10.5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77338" officeooo:paragraph-rsid="00177338" style:font-size-asian="10.5pt" style:font-size-complex="10.5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17cfc" officeooo:paragraph-rsid="00217cfc" style:font-size-asian="10.5pt" style:font-size-complex="10.5pt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size="10.5pt" fo:font-style="italic" officeooo:rsid="0015bb57" officeooo:paragraph-rsid="0015bb57" style:font-size-asian="10.5pt" style:font-style-asian="italic" style:font-size-complex="10.5pt" style:font-style-complex="italic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1a5300" style:font-size-asian="12pt" style:font-size-complex="12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1f1798" style:font-size-asian="12pt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1f1798" style:font-size-asian="12pt" style:font-size-complex="12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1f1798" officeooo:paragraph-rsid="001f1798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officeooo:rsid="00202744" officeooo:paragraph-rsid="00202744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48" style:family="paragraph" style:parent-style-name="Standard">
      <style:paragraph-properties fo:text-align="start" style:justify-single-word="false">
        <style:tab-stops/>
      </style:paragraph-properties>
    </style:style>
    <style:style style:name="P49" style:family="paragraph" style:parent-style-name="Standard">
      <style:paragraph-properties fo:text-align="center" style:justify-single-word="false">
        <style:tab-stops/>
      </style:paragraph-properties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261bb0" style:font-size-asian="10.5pt" style:font-size-complex="10.5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9f7bf" officeooo:paragraph-rsid="0009f7bf" style:font-size-asian="10.5pt" style:font-size-complex="10.5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18fba2" style:font-size-asian="10.5pt" style:font-size-complex="10.5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bcbcb" style:font-size-asian="10.5pt" style:font-size-complex="10.5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d7c0d" style:font-size-asian="10.5pt" style:font-size-complex="10.5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61bb0" officeooo:paragraph-rsid="00261bb0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officeooo:rsid="0018fba2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1" style:family="text">
      <style:text-properties officeooo:rsid="001bbed9"/>
    </style:style>
    <style:style style:name="T12" style:family="text">
      <style:text-properties officeooo:rsid="001f1798"/>
    </style:style>
    <style:style style:name="T13" style:family="text">
      <style:text-properties officeooo:rsid="00209608"/>
    </style:style>
    <style:style style:name="T14" style:family="text">
      <style:text-properties officeooo:rsid="00217cfc"/>
    </style:style>
    <style:style style:name="T15" style:family="text">
      <style:text-properties officeooo:rsid="00230dc2"/>
    </style:style>
    <style:style style:name="T16" style:family="text">
      <style:text-properties officeooo:rsid="00261b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5">Methode</text:p>
          </table:table-cell>
          <table:table-cell table:style-name="Tabelle1.B1" office:value-type="string">
            <text:p text:style-name="P4">Klasse 1<text:line-break/><text:span text:style-name="T9">Normal</text:span></text:p>
          </table:table-cell>
          <table:table-cell table:style-name="Tabelle1.B1" office:value-type="string">
            <text:p text:style-name="P4">Klasse 2<text:line-break/><text:span text:style-name="T9">Zu groß</text:span></text:p>
          </table:table-cell>
          <table:table-cell table:style-name="Tabelle1.B1" office:value-type="string">
            <text:p text:style-name="P4">Klasse 4<text:line-break/><text:span text:style-name="T9">Zu klein</text:span></text:p>
          </table:table-cell>
          <table:table-cell table:style-name="Tabelle1.B1" office:value-type="string">
            <text:p text:style-name="P4">Klasse 6<text:line-break/><text:span text:style-name="T9">Korrektur-bolu</text:span><text:span text:style-name="T10">s</text:span></text:p>
          </table:table-cell>
          <table:table-cell table:style-name="Tabelle1.B1" office:value-type="string">
            <text:p text:style-name="P4">Klasse 5<text:line-break/><text:span text:style-name="T9">Restklasse</text:span></text:p>
          </table:table-cell>
          <table:table-cell table:style-name="Tabelle1.B1" office:value-type="string">
            <text:p text:style-name="P9">Total amount of</text:p>
            <text:p text:style-name="P6">discovered curves</text:p>
          </table:table-cell>
          <table:table-cell table:style-name="Tabelle1.B1" office:value-type="string">
            <text:p text:style-name="P8"><text:span text:style-name="T8">Total A</text:span>mount of <text:span text:style-name="T6">time series</text:span></text:p>
            <text:p text:style-name="P11">M</text:p>
          </table:table-cell>
          <table:table-cell table:style-name="Tabelle1.B1" office:value-type="string">
            <text:p text:style-name="P8">Amount of trainings-samples</text:p>
            <text:p text:style-name="P8">N</text:p>
          </table:table-cell>
          <table:table-cell table:style-name="Tabelle1.B1" office:value-type="string">
            <text:p text:style-name="P10">Duration and </text:p>
            <text:p text:style-name="P7">Time</text:p>
            <text:p text:style-name="P8">Compexity <text:span text:style-name="T6">O(N)</text:span></text:p>
          </table:table-cell>
        </table:table-row>
        <table:table-row table:style-name="Tabelle1.2">
          <table:table-cell table:style-name="Tabelle1.A2" office:value-type="string">
            <text:p text:style-name="P1">VBDTW<text:line-break/><text:span text:style-name="T7">(Schwellwert &gt; 70)</text:span></text:p>
          </table:table-cell>
          <table:table-cell table:style-name="Tabelle1.B2" office:value-type="string">
            <text:p text:style-name="P3">122<text:line-break/>~ 18,89 %</text:p>
          </table:table-cell>
          <table:table-cell table:style-name="Tabelle1.B2" office:value-type="string">
            <text:p text:style-name="P3">31<text:line-break/>~ 4,8 %</text:p>
          </table:table-cell>
          <table:table-cell table:style-name="Tabelle1.B2" office:value-type="string">
            <text:p text:style-name="P3">99<text:line-break/>~15,33 %</text:p>
          </table:table-cell>
          <table:table-cell table:style-name="Tabelle1.B2" office:value-type="string">
            <text:p text:style-name="P3">78<text:line-break/>~ 12,07 %</text:p>
          </table:table-cell>
          <table:table-cell table:style-name="Tabelle1.F2" office:value-type="string">
            <text:p text:style-name="P3">316<text:line-break/>~ 48,92 %</text:p>
          </table:table-cell>
          <table:table-cell table:style-name="Tabelle1.B2" office:value-type="string">
            <text:p text:style-name="P12">646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3">O(NxMxT<text:span text:style-name="T6">S</text:span><text:span text:style-name="T1">2</text:span><text:span text:style-name="T3">) </text:span></text:p>
          </table:table-cell>
        </table:table-row>
        <table:table-row table:style-name="Tabelle1.2"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F2" office:value-type="string">
            <text:p text:style-name="P3"/>
          </table:table-cell>
          <table:table-cell table:style-name="Tabelle1.B2" office:value-type="string">
            <text:p text:style-name="P12"/>
          </table:table-cell>
          <table:table-cell table:style-name="Tabelle1.B2" office:value-type="string">
            <text:p text:style-name="P37"/>
          </table:table-cell>
          <table:table-cell table:style-name="Tabelle1.B2" office:value-type="string">
            <text:p text:style-name="P13"/>
          </table:table-cell>
          <table:table-cell table:style-name="Tabelle1.B2" office:value-type="string">
            <text:p text:style-name="P12"/>
          </table:table-cell>
        </table:table-row>
        <table:table-row table:style-name="Tabelle1.4">
          <table:table-cell table:style-name="Tabelle1.A2" office:value-type="string">
            <text:p text:style-name="P27">DDTW<text:line-break/>(Schwellwert &gt; 35)</text:p>
          </table:table-cell>
          <table:table-cell table:style-name="Tabelle1.B2" office:value-type="string">
            <text:p text:style-name="P26">850<text:line-break/>~32,53 %</text:p>
          </table:table-cell>
          <table:table-cell table:style-name="Tabelle1.B2" office:value-type="string">
            <text:p text:style-name="P26"><text:s/>329<text:line-break/>~12,59%</text:p>
          </table:table-cell>
          <table:table-cell table:style-name="Tabelle1.B2" office:value-type="string">
            <text:p text:style-name="P26">457<text:line-break/>~17,49 %</text:p>
          </table:table-cell>
          <table:table-cell table:style-name="Tabelle1.B2" office:value-type="string">
            <text:p text:style-name="P26">661<text:line-break/>~25,29 %</text:p>
          </table:table-cell>
          <table:table-cell table:style-name="Tabelle1.B2" office:value-type="string">
            <text:p text:style-name="P26">316<text:line-break/>~12,09 %</text:p>
          </table:table-cell>
          <table:table-cell table:style-name="Tabelle1.B2" office:value-type="string">
            <text:p text:style-name="P25">2613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6">
          <table:table-cell table:style-name="Tabelle1.A2" office:value-type="string">
            <text:p text:style-name="P27">DDTW<text:line-break/>(Schwellwert &gt; 18)</text:p>
          </table:table-cell>
          <table:table-cell table:style-name="Tabelle1.B2" office:value-type="string">
            <text:p text:style-name="P26">406<text:line-break/>~27,87 %</text:p>
          </table:table-cell>
          <table:table-cell table:style-name="Tabelle1.B2" office:value-type="string">
            <text:p text:style-name="P26">15<text:line-break/>~1,03 %</text:p>
          </table:table-cell>
          <table:table-cell table:style-name="Tabelle1.B2" office:value-type="string">
            <text:p text:style-name="P26">214<text:line-break/>~14,69</text:p>
          </table:table-cell>
          <table:table-cell table:style-name="Tabelle1.B2" office:value-type="string">
            <text:p text:style-name="P26">251<text:line-break/>~17,23 %</text:p>
          </table:table-cell>
          <table:table-cell table:style-name="Tabelle1.B2" office:value-type="string">
            <text:p text:style-name="P26">571<text:line-break/>~39,19 %</text:p>
          </table:table-cell>
          <table:table-cell table:style-name="Tabelle1.B2" office:value-type="string">
            <text:p text:style-name="P25">1457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6">
          <table:table-cell table:style-name="Tabelle1.A2" office:value-type="string">
            <text:p text:style-name="P53">DDTW<text:line-break/>(Schwellwert &gt; 1<text:span text:style-name="T16">2</text:span>)</text:p>
          </table:table-cell>
          <table:table-cell table:style-name="Tabelle1.B2" office:value-type="string">
            <text:p text:style-name="P58">14</text:p>
          </table:table-cell>
          <table:table-cell table:style-name="Tabelle1.B2" office:value-type="string">
            <text:p text:style-name="P58">0</text:p>
          </table:table-cell>
          <table:table-cell table:style-name="Tabelle1.B2" office:value-type="string">
            <text:p text:style-name="P58">22</text:p>
          </table:table-cell>
          <table:table-cell table:style-name="Tabelle1.B2" office:value-type="string">
            <text:p text:style-name="P58">8</text:p>
          </table:table-cell>
          <table:table-cell table:style-name="Tabelle1.B2" office:value-type="string">
            <text:p text:style-name="P58">45</text:p>
          </table:table-cell>
          <table:table-cell table:style-name="Tabelle1.B2" office:value-type="string">
            <text:p text:style-name="P58">89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7">
          <table:table-cell table:style-name="Tabelle1.A2" office:value-type="string">
            <text:p text:style-name="P1">DDTW<text:line-break/><text:span text:style-name="T7">(Schwellwert &gt; 15)</text:span></text:p>
          </table:table-cell>
          <table:table-cell table:style-name="Tabelle1.B2" office:value-type="string">
            <text:p text:style-name="P3">165<text:line-break/>~ 24,81 %</text:p>
          </table:table-cell>
          <table:table-cell table:style-name="Tabelle1.B2" office:value-type="string">
            <text:p text:style-name="P3">2<text:line-break/>~ 0,30 %</text:p>
          </table:table-cell>
          <table:table-cell table:style-name="Tabelle1.B2" office:value-type="string">
            <text:p text:style-name="P3">88<text:line-break/>~13,23 %</text:p>
          </table:table-cell>
          <table:table-cell table:style-name="Tabelle1.B2" office:value-type="string">
            <text:p text:style-name="P3">96<text:line-break/>~14,36 %</text:p>
          </table:table-cell>
          <table:table-cell table:style-name="Tabelle1.B2" office:value-type="string">
            <text:p text:style-name="P3">314<text:line-break/>~ 47,22 %</text:p>
          </table:table-cell>
          <table:table-cell table:style-name="Tabelle1.B2" office:value-type="string">
            <text:p text:style-name="P12">665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4">O(NxMxT<text:span text:style-name="T6">S</text:span><text:span text:style-name="T1">2</text:span><text:span text:style-name="T3">) </text:span></text:p>
          </table:table-cell>
        </table:table-row>
        <table:table-row table:style-name="Tabelle1.8">
          <table:table-cell table:style-name="Tabelle1.A2" office:value-type="string">
            <text:p text:style-name="P16">FBDTW</text:p>
            <text:p text:style-name="P16">(Schwellwert &gt; 30)</text:p>
          </table:table-cell>
          <table:table-cell table:style-name="Tabelle1.B2" office:value-type="string">
            <text:p text:style-name="P18">52</text:p>
            <text:p text:style-name="P18">~25,37 %</text:p>
          </table:table-cell>
          <table:table-cell table:style-name="Tabelle1.B2" office:value-type="string">
            <text:p text:style-name="P18">0</text:p>
            <text:p text:style-name="P18">~0 %</text:p>
          </table:table-cell>
          <table:table-cell table:style-name="Tabelle1.B2" office:value-type="string">
            <text:p text:style-name="P18">16</text:p>
            <text:p text:style-name="P18">~7,8 %</text:p>
          </table:table-cell>
          <table:table-cell table:style-name="Tabelle1.B2" office:value-type="string">
            <text:p text:style-name="P18">34</text:p>
            <text:p text:style-name="P18">~16,59 %</text:p>
          </table:table-cell>
          <table:table-cell table:style-name="Tabelle1.B2" office:value-type="string">
            <text:p text:style-name="P18">103</text:p>
            <text:p text:style-name="P18">~50,24 %</text:p>
          </table:table-cell>
          <table:table-cell table:style-name="Tabelle1.B2" office:value-type="string">
            <text:p text:style-name="P25">205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4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9">
          <table:table-cell table:style-name="Tabelle1.A2" office:value-type="string">
            <text:p text:style-name="P2">FBDTW</text:p>
            <text:p text:style-name="P19">(Schwellwert &gt; 35)</text:p>
          </table:table-cell>
          <table:table-cell table:style-name="Tabelle1.B2" office:value-type="string">
            <text:p text:style-name="P15">223</text:p>
            <text:p text:style-name="P15">~ 26,80 %</text:p>
          </table:table-cell>
          <table:table-cell table:style-name="Tabelle1.B2" office:value-type="string">
            <text:p text:style-name="P15">4</text:p>
            <text:p text:style-name="P15">~ 0,48%</text:p>
          </table:table-cell>
          <table:table-cell table:style-name="Tabelle1.B2" office:value-type="string">
            <text:p text:style-name="P15">129</text:p>
            <text:p text:style-name="P15">~ 15,50 %</text:p>
          </table:table-cell>
          <table:table-cell table:style-name="Tabelle1.B2" office:value-type="string">
            <text:p text:style-name="P15">109</text:p>
            <text:p text:style-name="P15">~ 13,10 %</text:p>
          </table:table-cell>
          <table:table-cell table:style-name="Tabelle1.B2" office:value-type="string">
            <text:p text:style-name="P15">367</text:p>
            <text:p text:style-name="P15">~ 44,11 %</text:p>
          </table:table-cell>
          <table:table-cell table:style-name="Tabelle1.B2" office:value-type="string">
            <text:p text:style-name="P15">832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4 h</text:p>
            <text:p text:style-name="P14">O(NxMxT<text:span text:style-name="T6">S</text:span><text:span text:style-name="T1">2</text:span><text:span text:style-name="T3">) </text:span></text:p>
          </table:table-cell>
        </table:table-row>
        <table:table-row table:style-name="Tabelle1.10">
          <table:table-cell table:style-name="Tabelle1.A2" office:value-type="string">
            <text:p text:style-name="P16">AFBDTW</text:p>
            <text:p text:style-name="P36">(Schwellwert &gt; <text:span text:style-name="T8">20</text:span>)</text:p>
          </table:table-cell>
          <table:table-cell table:style-name="Tabelle1.B2" office:value-type="string">
            <text:p text:style-name="P28">77</text:p>
            <text:p text:style-name="P28">~ 24,14 %</text:p>
          </table:table-cell>
          <table:table-cell table:style-name="Tabelle1.B2" office:value-type="string">
            <text:p text:style-name="P28">6</text:p>
            <text:p text:style-name="P28">~ 1,88 %</text:p>
          </table:table-cell>
          <table:table-cell table:style-name="Tabelle1.B2" office:value-type="string">
            <text:p text:style-name="P28">57</text:p>
            <text:p text:style-name="P28">~ 17,87 %</text:p>
          </table:table-cell>
          <table:table-cell table:style-name="Tabelle1.B2" office:value-type="string">
            <text:p text:style-name="P28">62</text:p>
            <text:p text:style-name="P28">~ 19,44 %</text:p>
          </table:table-cell>
          <table:table-cell table:style-name="Tabelle1.B2" office:value-type="string">
            <text:p text:style-name="P28">117</text:p>
            <text:p text:style-name="P28">~ 36,68 %</text:p>
          </table:table-cell>
          <table:table-cell table:style-name="Tabelle1.B2" office:value-type="string">
            <text:p text:style-name="P28">319</text:p>
          </table:table-cell>
          <table:table-cell table:style-name="Tabelle1.B2" office:value-type="string">
            <text:p text:style-name="P34">486</text:p>
          </table:table-cell>
          <table:table-cell table:style-name="Tabelle1.B2" office:value-type="string">
            <text:p text:style-name="P31">200</text:p>
          </table:table-cell>
          <table:table-cell table:style-name="Tabelle1.B2" office:value-type="string">
            <text:p text:style-name="P29">15 min</text:p>
            <text:p text:style-name="P32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1">
          <table:table-cell table:style-name="Tabelle1.A2" office:value-type="string">
            <text:p text:style-name="P17">AFBDTW</text:p>
            <text:p text:style-name="P21">(Schwellwert &gt; <text:span text:style-name="T13">16</text:span>)</text:p>
          </table:table-cell>
          <table:table-cell table:style-name="Tabelle1.B2" office:value-type="string">
            <text:p text:style-name="P35">22</text:p>
            <text:p text:style-name="P35">~ 25,88 %</text:p>
          </table:table-cell>
          <table:table-cell table:style-name="Tabelle1.B2" office:value-type="string">
            <text:p text:style-name="P35">0</text:p>
            <text:p text:style-name="P35">~ 0 %</text:p>
          </table:table-cell>
          <table:table-cell table:style-name="Tabelle1.B2" office:value-type="string">
            <text:p text:style-name="P35">14</text:p>
            <text:p text:style-name="P35">~ 16,47 %</text:p>
          </table:table-cell>
          <table:table-cell table:style-name="Tabelle1.B2" office:value-type="string">
            <text:p text:style-name="P35">8</text:p>
            <text:p text:style-name="P35">~ 9,42 %</text:p>
          </table:table-cell>
          <table:table-cell table:style-name="Tabelle1.B2" office:value-type="string">
            <text:p text:style-name="P35">41</text:p>
            <text:p text:style-name="P35">~ 48,23 %</text:p>
          </table:table-cell>
          <table:table-cell table:style-name="Tabelle1.B2" office:value-type="string">
            <text:p text:style-name="P35">85</text:p>
          </table:table-cell>
          <table:table-cell table:style-name="Tabelle1.B2" office:value-type="string">
            <text:p text:style-name="P35">486</text:p>
          </table:table-cell>
          <table:table-cell table:style-name="Tabelle1.B2" office:value-type="string">
            <text:p text:style-name="P35">400</text:p>
          </table:table-cell>
          <table:table-cell table:style-name="Tabelle1.B2" office:value-type="string">
            <text:p text:style-name="P30"><text:span text:style-name="T14">4</text:span>5 min</text:p>
            <text:p text:style-name="P33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ext:soft-page-break/>
        <table:table-row table:style-name="Tabelle1.12">
          <table:table-cell table:style-name="Tabelle1.A2" office:value-type="string">
            <text:p text:style-name="P38">AFBDTW</text:p>
            <text:p text:style-name="P20">(Schwellwert &gt; <text:span text:style-name="T12">16</text:span>)</text:p>
          </table:table-cell>
          <table:table-cell table:style-name="Tabelle1.B2" office:value-type="string">
            <text:p text:style-name="P46">88</text:p>
            <text:p text:style-name="P46">~ 20,32 %</text:p>
          </table:table-cell>
          <table:table-cell table:style-name="Tabelle1.B2" office:value-type="string">
            <text:p text:style-name="P46">0</text:p>
            <text:p text:style-name="P46">~ 0 %</text:p>
          </table:table-cell>
          <table:table-cell table:style-name="Tabelle1.B2" office:value-type="string">
            <text:p text:style-name="P46">39</text:p>
            <text:p text:style-name="P46">~ 9,0 %</text:p>
          </table:table-cell>
          <table:table-cell table:style-name="Tabelle1.B2" office:value-type="string">
            <text:p text:style-name="P46">107</text:p>
            <text:p text:style-name="P46">~ 24,71 %</text:p>
          </table:table-cell>
          <table:table-cell table:style-name="Tabelle1.B2" office:value-type="string">
            <text:p text:style-name="P46">199</text:p>
            <text:p text:style-name="P46">~ 45,6 %</text:p>
          </table:table-cell>
          <table:table-cell table:style-name="Tabelle1.B2" office:value-type="string">
            <text:p text:style-name="P46">433</text:p>
          </table:table-cell>
          <table:table-cell table:style-name="Tabelle1.B2" office:value-type="string">
            <text:p text:style-name="P45">9716</text:p>
          </table:table-cell>
          <table:table-cell table:style-name="Tabelle1.B2" office:value-type="string">
            <text:p text:style-name="P45">200</text:p>
          </table:table-cell>
          <table:table-cell table:style-name="Tabelle1.B2" office:value-type="string">
            <text:p text:style-name="P42"><text:span text:style-name="T11">3</text:span> h</text:p>
            <text:p text:style-name="P40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2">
          <table:table-cell table:style-name="Tabelle1.A2" office:value-type="string">
            <text:p text:style-name="P39">AFBDTW</text:p>
            <text:p text:style-name="P22">(Schwellwert &gt; <text:span text:style-name="T12">16</text:span>)</text:p>
          </table:table-cell>
          <table:table-cell table:style-name="Tabelle1.B2" office:value-type="string">
            <text:p text:style-name="P47">186</text:p>
            <text:p text:style-name="P47">~ 25,76 %</text:p>
          </table:table-cell>
          <table:table-cell table:style-name="Tabelle1.B2" office:value-type="string">
            <text:p text:style-name="P47">0</text:p>
            <text:p text:style-name="P47"><text:s/>0 %</text:p>
          </table:table-cell>
          <table:table-cell table:style-name="Tabelle1.B2" office:value-type="string">
            <text:p text:style-name="P47">147</text:p>
            <text:p text:style-name="P47">~ 20,36 %</text:p>
          </table:table-cell>
          <table:table-cell table:style-name="Tabelle1.B2" office:value-type="string">
            <text:p text:style-name="P47">90</text:p>
            <text:p text:style-name="P47">~12,47 %</text:p>
          </table:table-cell>
          <table:table-cell table:style-name="Tabelle1.B2" office:value-type="string">
            <text:p text:style-name="P47">299</text:p>
            <text:p text:style-name="P47">41,41 %</text:p>
          </table:table-cell>
          <table:table-cell table:style-name="Tabelle1.G13" office:value-type="string">
            <text:p text:style-name="P47">722</text:p>
          </table:table-cell>
          <table:table-cell table:style-name="Tabelle1.B2" office:value-type="string">
            <text:p text:style-name="Standard">9716</text:p>
          </table:table-cell>
          <table:table-cell table:style-name="Tabelle1.B2" office:value-type="string">
            <text:p text:style-name="P47">400</text:p>
          </table:table-cell>
          <table:table-cell table:style-name="Tabelle1.B2" office:value-type="string">
            <text:p text:style-name="P43"><text:span text:style-name="T15">6</text:span> h</text:p>
            <text:p text:style-name="P41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2">
          <table:table-cell table:style-name="Tabelle1.A2" office:value-type="string">
            <text:p text:style-name="P44">CNN</text:p>
          </table:table-cell>
          <table:table-cell table:style-name="Tabelle1.B2" office:value-type="string">
            <text:p text:style-name="P47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Standard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19T22:51:20.398518139</dc:date>
    <meta:editing-duration>PT17H46M38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2" meta:paragraph-count="173" meta:word-count="338" meta:character-count="1341" meta:non-whitespace-character-count="1162"/>
  </office:meta>
</office:document-meta>
</file>